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ff" draw:opacity="30%" draw:textarea-horizontal-align="justify" draw:textarea-vertical-align="middle" draw:auto-grow-height="false" fo:min-height="3.433cm" fo:min-width="3.945cm" draw:shadow-offset-x="0.203cm" draw:shadow-offset-y="0.203cm" draw:shadow-opacity="30%"/>
    </style:style>
    <style:style style:name="gr2" style:family="graphic" style:parent-style-name="standard">
      <style:graphic-properties draw:textarea-horizontal-align="justify" draw:textarea-vertical-align="middle" draw:auto-grow-height="false" fo:min-height="0.847cm" fo:min-width="2.883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802cm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stroke="none" svg:stroke-color="#000000" draw:fill="none" draw:fill-color="#ffffff" fo:min-height="1.4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00ffff"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683cm" svg:x="5.967cm" svg:y="0.5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383cm" svg:height="1.097cm" svg:x="6.494cm" svg:y="2.056cm">
          <text:p text:style-name="P2">on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1.651cm" svg:x="8.128cm" svg:y="10.922cm">
          <text:p text:style-name="P2">tw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1.651cm" svg:x="13.97cm" svg:y="10.922cm">
          <text:p text:style-name="P2">thre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45cm" svg:height="0.954cm" svg:x="6.14cm" svg:y="0.57cm">
          <draw:text-box>
            <text:p>mod_one.f90</text:p>
          </draw:text-box>
        </draw:frame>
        <draw:custom-shape draw:style-name="gr1" draw:text-style-name="P1" draw:layer="layout" svg:width="4.445cm" svg:height="3.683cm" svg:x="11.128cm" svg:y="0.5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383cm" svg:height="1.097cm" svg:x="11.655cm" svg:y="2.051cm">
          <text:p text:style-name="P2">two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45cm" svg:height="0.954cm" svg:x="11.301cm" svg:y="0.565cm">
          <draw:text-box>
            <text:p>mod_two.f90</text:p>
          </draw:text-box>
        </draw:frame>
        <draw:custom-shape draw:style-name="gr1" draw:text-style-name="P1" draw:layer="layout" svg:width="4.445cm" svg:height="3.683cm" svg:x="16.254cm" svg:y="0.5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383cm" svg:height="1.097cm" svg:x="16.781cm" svg:y="2.051cm">
          <text:p text:style-name="P2">thre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7cm" svg:height="1.657cm" svg:x="16.202cm" svg:y="0.565cm">
          <draw:text-box>
            <text:p>mod_three.f90</text:p>
          </draw:text-box>
        </draw:frame>
        <draw:custom-shape draw:style-name="gr1" draw:text-style-name="P1" draw:layer="layout" svg:width="4.445cm" svg:height="3.683cm" svg:x="0.657cm" svg:y="0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83cm" svg:height="1.097cm" svg:x="1.189cm" svg:y="2.056cm">
          <text:p text:style-name="P2">mai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45cm" svg:height="0.954cm" svg:x="1.397cm" svg:y="0.57cm">
          <draw:text-box>
            <text:p>main.f90</text:p>
          </draw:text-box>
        </draw:frame>
        <draw:connector draw:style-name="gr6" draw:text-style-name="P4" draw:layer="layout" svg:x1="4.572cm" svg:y1="2.604cm" svg:x2="6.494cm" svg:y2="2.604cm" draw:start-shape="id1" draw:start-glue-point="1" draw:end-shape="id2" draw:end-glue-point="3" svg:d="M4572 2604h1922" svg:viewBox="0 0 1923 1">
          <text:p/>
        </draw:connector>
        <draw:connector draw:style-name="gr6" draw:text-style-name="P4" draw:layer="layout" svg:x1="9.877cm" svg:y1="2.604cm" svg:x2="11.655cm" svg:y2="2.599cm" draw:start-shape="id2" draw:start-glue-point="1" draw:end-shape="id3" draw:end-glue-point="3" svg:d="M9877 2604h888v-5h890" svg:viewBox="0 0 1779 6">
          <text:p/>
        </draw:connector>
        <draw:connector draw:style-name="gr6" draw:text-style-name="P4" draw:layer="layout" svg:x1="15.038cm" svg:y1="2.599cm" svg:x2="16.781cm" svg:y2="2.599cm" draw:start-shape="id3" draw:start-glue-point="1" draw:end-shape="id4" draw:end-glue-point="3" svg:d="M15038 2599h1743" svg:viewBox="0 0 174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perez</meta:initial-creator>
    <meta:creation-date>2017-06-25T17:05:55.005808619</meta:creation-date>
    <dc:date>2018-03-20T18:50:37.150993809</dc:date>
    <dc:creator>andres perez</dc:creator>
    <meta:editing-duration>P1DT22H42M6S</meta:editing-duration>
    <meta:editing-cycles>27</meta:editing-cycles>
    <meta:generator>LibreOffice/5.4.0.3$Linux_X86_64 LibreOffice_project/7556cbc6811c9d992f4064ab9287069087d7f62c</meta:generator>
    <meta:document-statistic meta:object-count="17"/>
  </office:meta>
</office:document-meta>
</file>